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10000028500000040737961D69A0F8C79.png" manifest:media-type="image/png"/>
  <manifest:file-entry manifest:full-path="Pictures/100000010000028500000156A170F5D36E6EE00E.png" manifest:media-type="image/png"/>
  <manifest:file-entry manifest:full-path="Pictures/10000001000002910000027F93236B82D9F21A3B.png" manifest:media-type="image/png"/>
  <manifest:file-entry manifest:full-path="Pictures/10000001000002910000024571EB5FA29FCD7FA2.png" manifest:media-type="image/png"/>
  <manifest:file-entry manifest:full-path="Pictures/10000000000000C4000000D5EC17E9BAC1EBEF16.png" manifest:media-type="image/png"/>
  <manifest:file-entry manifest:full-path="Pictures/10000000000000C8000000A76C9E5ECAF8B9104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43b26" officeooo:paragraph-rsid="00043b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x="-0.132cm" svg:y="-2cm" svg:width="17cm" svg:height="15.034cm" draw:z-index="0"><draw:image xlink:href="Pictures/10000001000002910000024571EB5FA29FCD7FA2.png" xlink:type="simple" xlink:show="embed" xlink:actuate="onLoad" draw:mime-type="image/png"/></draw:frame><draw:frame draw:style-name="fr1" draw:name="Изображение5" text:anchor-type="char" svg:x="0.459cm" svg:y="14.958cm" svg:width="7.549cm" svg:height="6.304cm" draw:z-index="4"><draw:image xlink:href="Pictures/10000000000000C8000000A76C9E5ECAF8B9104B.png" xlink:type="simple" xlink:show="embed" xlink:actuate="onLoad" draw:mime-type="image/png"/></draw:frame><draw:frame draw:style-name="fr1" draw:name="Изображение2" text:anchor-type="char" svg:x="0.176cm" svg:y="12.326cm" svg:width="17cm" svg:height="9.013cm" draw:z-index="1"><draw:image xlink:href="Pictures/100000010000028500000156A170F5D36E6EE00E.png" xlink:type="simple" xlink:show="embed" xlink:actuate="onLoad" draw:mime-type="image/png"/></draw:frame><draw:frame draw:style-name="fr1" draw:name="Изображение6" text:anchor-type="char" svg:x="10.246cm" svg:y="14.711cm" svg:width="6.687cm" svg:height="7.267cm" draw:z-index="5"><draw:image xlink:href="Pictures/10000000000000C4000000D5EC17E9BAC1EBEF16.png" xlink:type="simple" xlink:show="embed" xlink:actuate="onLoad" draw:mime-type="image/png"/></draw:frame></text:p>
      <text:p text:style-name="P1"><draw:frame draw:style-name="fr1" draw:name="Изображение3" text:anchor-type="char" svg:x="0.22cm" svg:y="-1.896cm" svg:width="17cm" svg:height="16.533cm" draw:z-index="2"><draw:image xlink:href="Pictures/10000001000002910000027F93236B82D9F21A3B.png" xlink:type="simple" xlink:show="embed" xlink:actuate="onLoad" draw:mime-type="image/png"/></draw:frame><draw:frame draw:style-name="fr1" draw:name="Изображение4" text:anchor-type="char" svg:x="0.397cm" svg:y="14.796cm" svg:width="17cm" svg:height="1.686cm" draw:z-index="3"><draw:image xlink:href="Pictures/100000010000028500000040737961D69A0F8C79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11-23T17:02:41.442000000</meta:creation-date>
    <dc:date>2022-12-01T13:53:34.603876156</dc:date>
    <meta:editing-duration>PT18M33S</meta:editing-duration>
    <meta:editing-cycles>4</meta:editing-cycles>
    <meta:generator>LibreOffice/7.2.4.1$Linux_X86_64 LibreOffice_project/20$Build-1</meta:generator>
    <meta:document-statistic meta:table-count="0" meta:image-count="6" meta:object-count="0" meta:page-count="3" meta:paragraph-count="0" meta:word-count="0" meta:character-count="0" meta:non-whitespace-character-count="0"/>
  </office:meta>
</office:document-meta>
</file>